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Times New Roman_MSFontService',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1897a6" officeooo:paragraph-rsid="001897a6" style:font-size-asian="16pt" style:font-size-complex="16pt"/>
    </style:style>
    <style:style style:name="P2" style:family="paragraph" style:parent-style-name="Standard">
      <style:paragraph-properties fo:text-align="justify" style:justify-single-word="false"/>
      <style:text-properties fo:font-size="16pt" officeooo:rsid="001897a6" officeooo:paragraph-rsid="001897a6" style:font-size-asian="16pt" style:font-size-complex="16pt"/>
    </style:style>
    <style:style style:name="P3" style:family="paragraph" style:parent-style-name="Standard">
      <style:paragraph-properties fo:text-align="justify" style:justify-single-word="false"/>
      <style:text-properties fo:font-size="16pt" officeooo:rsid="001897a6" officeooo:paragraph-rsid="001f4273" style:font-size-asian="16pt" style:font-size-complex="16pt"/>
    </style:style>
    <style:style style:name="P4" style:family="paragraph" style:parent-style-name="Standard">
      <style:text-properties fo:font-size="16pt" officeooo:rsid="001897a6" officeooo:paragraph-rsid="0024f5ea" style:font-size-asian="16pt" style:font-size-complex="16pt"/>
    </style:style>
    <style:style style:name="P5" style:family="paragraph" style:parent-style-name="Standard">
      <style:paragraph-properties fo:text-align="justify" style:justify-single-word="false"/>
      <style:text-properties fo:font-size="16pt" officeooo:rsid="0019438c" officeooo:paragraph-rsid="001f4273" style:font-size-asian="16pt" style:font-size-complex="16pt"/>
    </style:style>
    <style:style style:name="P6" style:family="paragraph" style:parent-style-name="Standard">
      <style:text-properties fo:font-size="16pt" officeooo:rsid="001a05f9" officeooo:paragraph-rsid="001a05f9" style:font-size-asian="16pt" style:font-size-complex="16pt"/>
    </style:style>
    <style:style style:name="P7" style:family="paragraph" style:parent-style-name="Standard">
      <style:text-properties fo:font-size="16pt" officeooo:paragraph-rsid="001a05f9" style:font-size-asian="16pt" style:font-size-complex="16pt"/>
    </style:style>
    <style:style style:name="P8" style:family="paragraph" style:parent-style-name="Standard">
      <style:text-properties fo:font-size="16pt" officeooo:paragraph-rsid="001a1832" style:font-size-asian="16pt" style:font-size-complex="16pt"/>
    </style:style>
    <style:style style:name="P9" style:family="paragraph" style:parent-style-name="Standard">
      <style:text-properties fo:font-size="16pt" officeooo:rsid="001a1832" officeooo:paragraph-rsid="001b8d7d" style:font-size-asian="16pt" style:font-size-complex="16pt"/>
    </style:style>
    <style:style style:name="P10" style:family="paragraph" style:parent-style-name="Standard">
      <style:text-properties fo:font-size="16pt" officeooo:paragraph-rsid="001cc1e0" style:font-size-asian="16pt" style:font-size-complex="16pt"/>
    </style:style>
    <style:style style:name="P11" style:family="paragraph" style:parent-style-name="Standard">
      <style:text-properties fo:font-size="16pt" officeooo:paragraph-rsid="001c3a2c" style:font-size-asian="16pt" style:font-size-complex="16pt"/>
    </style:style>
    <style:style style:name="P12" style:family="paragraph" style:parent-style-name="Standard">
      <style:text-properties fo:font-size="16pt" officeooo:rsid="001cc1e0" officeooo:paragraph-rsid="001cc1e0" style:font-size-asian="16pt" style:font-size-complex="16pt"/>
    </style:style>
    <style:style style:name="P13" style:family="paragraph" style:parent-style-name="Standard">
      <style:paragraph-properties fo:text-align="justify" style:justify-single-word="false"/>
      <style:text-properties fo:font-size="16pt" officeooo:rsid="001cc1e0" officeooo:paragraph-rsid="001cc1e0" style:font-size-asian="16pt" style:font-size-complex="16pt"/>
    </style:style>
    <style:style style:name="P14" style:family="paragraph" style:parent-style-name="Standard">
      <style:paragraph-properties fo:text-align="justify" style:justify-single-word="false"/>
      <style:text-properties fo:font-size="16pt" officeooo:paragraph-rsid="001cc1e0" style:font-size-asian="16pt" style:font-size-complex="16pt"/>
    </style:style>
    <style:style style:name="P15" style:family="paragraph" style:parent-style-name="Standard">
      <style:paragraph-properties fo:text-align="justify" style:justify-single-word="false"/>
      <style:text-properties fo:font-size="16pt" officeooo:paragraph-rsid="001c3a2c" style:font-size-asian="16pt" style:font-size-complex="16pt"/>
    </style:style>
    <style:style style:name="P16" style:family="paragraph" style:parent-style-name="Standard">
      <style:paragraph-properties fo:text-align="justify" style:justify-single-word="false"/>
      <style:text-properties fo:font-size="16pt" officeooo:paragraph-rsid="001f4273" style:font-size-asian="16pt" style:font-size-complex="16pt"/>
    </style:style>
    <style:style style:name="P17" style:family="paragraph" style:parent-style-name="Standard">
      <style:paragraph-properties fo:text-align="justify" style:justify-single-word="false"/>
      <style:text-properties fo:font-size="16pt" officeooo:paragraph-rsid="001b8d7d" style:font-size-asian="16pt" style:font-size-complex="16pt"/>
    </style:style>
    <style:style style:name="P18" style:family="paragraph" style:parent-style-name="Standard">
      <style:paragraph-properties fo:text-align="justify" style:justify-single-word="false"/>
      <style:text-properties fo:font-size="16pt" officeooo:paragraph-rsid="001a1832" style:font-size-asian="16pt" style:font-size-complex="16pt"/>
    </style:style>
    <style:style style:name="P19" style:family="paragraph" style:parent-style-name="Standard">
      <style:paragraph-properties fo:text-align="justify" style:justify-single-word="false"/>
      <style:text-properties fo:font-size="16pt" officeooo:paragraph-rsid="001a05f9" style:font-size-asian="16pt" style:font-size-complex="16pt"/>
    </style:style>
    <style:style style:name="P20" style:family="paragraph" style:parent-style-name="Standard">
      <style:paragraph-properties fo:text-align="justify" style:justify-single-word="false"/>
      <style:text-properties fo:font-size="16pt" officeooo:paragraph-rsid="0024f5ea" style:font-size-asian="16pt" style:font-size-complex="16pt"/>
    </style:style>
    <style:style style:name="P21" style:family="paragraph" style:parent-style-name="Standard">
      <style:paragraph-properties fo:text-align="justify" style:justify-single-word="false"/>
      <style:text-properties fo:font-size="16pt" officeooo:paragraph-rsid="0020bd00" style:font-size-asian="16pt" style:font-size-complex="16pt"/>
    </style:style>
    <style:style style:name="P22" style:family="paragraph" style:parent-style-name="Standard">
      <style:paragraph-properties fo:text-align="justify" style:justify-single-word="false"/>
      <style:text-properties fo:font-size="16pt" officeooo:paragraph-rsid="002168cd" style:font-size-asian="16pt" style:font-size-complex="16pt"/>
    </style:style>
    <style:style style:name="P23" style:family="paragraph" style:parent-style-name="Standard">
      <style:paragraph-properties fo:text-align="justify" style:justify-single-word="false"/>
      <style:text-properties fo:font-size="16pt" officeooo:paragraph-rsid="001db951" style:font-size-asian="16pt" style:font-size-complex="16pt"/>
    </style:style>
    <style:style style:name="P24" style:family="paragraph" style:parent-style-name="Standard">
      <style:text-properties fo:font-size="16pt" officeooo:paragraph-rsid="001db951" style:font-size-asian="16pt" style:font-size-complex="16pt"/>
    </style:style>
    <style:style style:name="P25" style:family="paragraph" style:parent-style-name="Standard">
      <style:text-properties fo:font-size="16pt" officeooo:paragraph-rsid="001f4273" style:font-size-asian="16pt" style:font-size-complex="16pt"/>
    </style:style>
    <style:style style:name="P26" style:family="paragraph" style:parent-style-name="Standard">
      <style:text-properties fo:font-size="16pt" officeooo:paragraph-rsid="0020bd00" style:font-size-asian="16pt" style:font-size-complex="16pt"/>
    </style:style>
    <style:style style:name="P27" style:family="paragraph" style:parent-style-name="Standard">
      <style:text-properties fo:font-size="16pt" officeooo:paragraph-rsid="002168cd" style:font-size-asian="16pt" style:font-size-complex="16pt"/>
    </style:style>
    <style:style style:name="P28" style:family="paragraph" style:parent-style-name="Standard">
      <style:text-properties fo:font-size="16pt" officeooo:paragraph-rsid="0024f5ea" style:font-size-asian="16pt" style:font-size-complex="16pt"/>
    </style:style>
    <style:style style:name="P29" style:family="paragraph" style:parent-style-name="Standard">
      <style:text-properties fo:font-size="16pt" style:text-underline-style="solid" style:text-underline-width="auto" style:text-underline-color="font-color" fo:font-weight="bold" officeooo:rsid="001a05f9" officeooo:paragraph-rsid="001a05f9" style:font-size-asian="16pt" style:font-weight-asian="bold" style:font-size-complex="16pt" style:font-weight-complex="bold"/>
    </style:style>
    <style:style style:name="P30" style:family="paragraph" style:parent-style-name="Standard">
      <style:text-properties fo:font-size="16pt" style:text-underline-style="solid" style:text-underline-width="auto" style:text-underline-color="font-color" fo:font-weight="bold" officeooo:rsid="001897a6" officeooo:paragraph-rsid="001897a6" style:font-size-asian="16pt" style:font-weight-asian="bold" style:font-size-complex="16pt" style:font-weight-complex="bold"/>
    </style:style>
    <style:style style:name="P31" style:family="paragraph" style:parent-style-name="Standard">
      <style:text-properties fo:font-size="16pt" style:text-underline-style="solid" style:text-underline-width="auto" style:text-underline-color="font-color" fo:font-weight="bold" officeooo:rsid="001cc1e0" officeooo:paragraph-rsid="001cc1e0" style:font-size-asian="16pt" style:font-weight-asian="bold" style:font-size-complex="16pt" style:font-weight-complex="bold"/>
    </style:style>
    <style:style style:name="P32" style:family="paragraph" style:parent-style-name="Standard">
      <style:text-properties fo:font-size="16pt" style:text-underline-style="solid" style:text-underline-width="auto" style:text-underline-color="font-color" fo:font-weight="bold" officeooo:paragraph-rsid="001cc1e0" style:font-size-asian="16pt" style:font-weight-asian="bold" style:font-size-complex="16pt" style:font-weight-complex="bold"/>
    </style:style>
    <style:style style:name="P33" style:family="paragraph" style:parent-style-name="Standard">
      <style:paragraph-properties fo:text-align="center" style:justify-single-word="false"/>
      <style:text-properties fo:font-size="11pt" officeooo:paragraph-rsid="001db951" style:font-size-asian="11pt" style:font-size-complex="11pt"/>
    </style:style>
    <style:style style:name="P34" style:family="paragraph" style:parent-style-name="Standard">
      <style:paragraph-properties fo:text-align="center" style:justify-single-word="false"/>
      <style:text-properties fo:color="#ce181e" fo:font-size="16pt" fo:font-weight="bold" officeooo:rsid="001897a6" officeooo:paragraph-rsid="002633a9" style:font-size-asian="16pt" style:font-weight-asian="bold" style:font-size-complex="16pt" style:font-weight-complex="bold"/>
    </style:style>
    <style:style style:name="P35" style:family="paragraph" style:parent-style-name="Standard">
      <style:paragraph-properties fo:text-align="center" style:justify-single-word="false"/>
      <style:text-properties fo:color="#ce181e" fo:font-size="16pt" fo:font-weight="bold" officeooo:rsid="001897a6" officeooo:paragraph-rsid="001897a6" style:font-size-asian="16pt" style:font-weight-asian="bold" style:font-size-complex="16pt" style:font-weight-complex="bold"/>
    </style:style>
    <style:style style:name="P36" style:family="paragraph" style:parent-style-name="Text_20_body">
      <style:paragraph-properties fo:text-align="justify" style:justify-single-word="false"/>
      <style:text-properties fo:font-size="16pt" style:text-underline-style="solid" style:text-underline-width="auto" style:text-underline-color="font-color" fo:font-weight="bold" officeooo:paragraph-rsid="001db951" style:font-size-asian="16pt" style:font-weight-asian="bold" style:font-size-complex="16pt" style:font-weight-complex="bold" loext:padding="0cm" loext:border="none"/>
    </style:style>
    <style:style style:name="P3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size="16pt" style:font-size-asian="16pt" style:font-size-complex="16pt" loext:padding="0cm" loext:border="none"/>
    </style:style>
    <style:style style:name="P3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size="16pt" officeooo:paragraph-rsid="0024f5ea" style:font-size-asian="16pt" style:font-size-complex="16pt" loext:padding="0cm" loext:border="none"/>
    </style:style>
    <style:style style:name="P3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size="16pt" style:text-underline-style="solid" style:text-underline-width="auto" style:text-underline-color="font-color" fo:font-weight="bold" style:font-size-asian="16pt" style:font-weight-asian="bold" style:font-size-complex="16pt" style:font-weight-complex="bold" loext:padding="0cm" loext:border="none"/>
    </style:style>
    <style:style style:name="P40" style:family="paragraph" style:parent-style-name="Text_20_body">
      <style:paragraph-properties fo:margin-left="0.635cm" fo:margin-right="0cm" fo:margin-top="0cm" fo:margin-bottom="0cm" loext:contextual-spacing="false" fo:text-indent="0cm" style:auto-text-indent="false" fo:padding="0cm" fo:border="none"/>
      <style:text-properties fo:font-size="16pt" style:font-size-asian="16pt" style:font-size-complex="16pt" loext:padding="0cm" loext:border="none"/>
    </style:style>
    <style:style style:name="P41" style:family="paragraph" style:parent-style-name="Text_20_body">
      <style:paragraph-properties fo:margin-left="0.635cm" fo:margin-right="0cm" fo:margin-top="0cm" fo:margin-bottom="0cm" loext:contextual-spacing="false" fo:text-align="justify" style:justify-single-word="false" fo:text-indent="0cm" style:auto-text-indent="false" fo:padding="0cm" fo:border="none"/>
      <style:text-properties fo:font-size="16pt" style:font-size-asian="16pt" style:font-size-complex="16pt" loext:padding="0cm" loext:border="none"/>
    </style:style>
    <style:style style:name="P42" style:family="paragraph" style:parent-style-name="Text_20_body">
      <style:paragraph-properties fo:margin-left="0.635cm" fo:margin-right="0cm" fo:margin-top="0cm" fo:margin-bottom="0cm" loext:contextual-spacing="false" fo:text-align="justify" style:justify-single-word="false" fo:text-indent="0cm" style:auto-text-indent="false" fo:padding="0cm" fo:border="none"/>
      <style:text-properties fo:font-size="16pt" officeooo:paragraph-rsid="0024f5ea" style:font-size-asian="16pt" style:font-size-complex="16pt" loext:padding="0cm" loext:border="none"/>
    </style:style>
    <style:style style:name="P4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size="16pt" officeooo:paragraph-rsid="001db951" style:font-size-asian="16pt" style:font-size-complex="16pt"/>
    </style:style>
    <style:style style:name="P4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size="16pt" officeooo:paragraph-rsid="0020bd00" style:font-size-asian="16pt" style:font-size-complex="16pt"/>
    </style:style>
    <style:style style:name="P4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size="16pt" style:font-size-asian="16pt" style:font-size-complex="16pt" loext:padding="0cm" loext:border="none"/>
    </style:style>
    <style:style style:name="P4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size="16pt" officeooo:paragraph-rsid="0024f5ea" style:font-size-asian="16pt" style:font-size-complex="16pt" loext:padding="0cm" loext:border="none"/>
    </style:style>
    <style:style style:name="P47" style:family="paragraph" style:parent-style-name="Text_20_body">
      <style:paragraph-properties fo:margin-left="1.244cm" fo:margin-right="0cm" fo:margin-top="0cm" fo:margin-bottom="0cm" loext:contextual-spacing="false" fo:text-align="justify" style:justify-single-word="false" fo:text-indent="0cm" style:auto-text-indent="false" fo:padding="0cm" fo:border="none"/>
      <style:text-properties fo:font-size="16pt" style:font-size-asian="16pt" style:font-size-complex="16pt" loext:padding="0cm" loext:border="none"/>
    </style:style>
    <style:style style:name="P48" style:family="paragraph" style:parent-style-name="Text_20_body">
      <style:paragraph-properties fo:margin-left="1.244cm" fo:margin-right="0cm" fo:margin-top="0cm" fo:margin-bottom="0cm" loext:contextual-spacing="false" fo:text-align="justify" style:justify-single-word="false" fo:text-indent="0cm" style:auto-text-indent="false" fo:padding="0cm" fo:border="none"/>
      <style:text-properties fo:font-size="16pt" officeooo:paragraph-rsid="0024f5ea" style:font-size-asian="16pt" style:font-size-complex="16pt" loext:padding="0cm" loext:border="none"/>
    </style:style>
    <style:style style:name="T1" style:family="text">
      <style:text-properties officeooo:rsid="0019438c"/>
    </style:style>
    <style:style style:name="T2" style:family="text">
      <style:text-properties officeooo:rsid="001a05f9"/>
    </style:style>
    <style:style style:name="T3" style:family="text">
      <style:text-properties fo:language="tr" fo:country="TR"/>
    </style:style>
    <style:style style:name="T4" style:family="text">
      <style:text-properties fo:language="tr" fo:country="TR" loext:padding="0cm" loext:border="none"/>
    </style:style>
    <style:style style:name="T5" style:family="text">
      <style:text-properties fo:language="tr" fo:country="TR" officeooo:rsid="001a05f9" loext:padding="0cm" loext:border="none"/>
    </style:style>
    <style:style style:name="T6" style:family="text">
      <style:text-properties fo:language="tr" fo:country="TR" officeooo:rsid="001a1832" loext:padding="0cm" loext:border="none"/>
    </style:style>
    <style:style style:name="T7" style:family="text">
      <style:text-properties fo:language="tr" fo:country="TR" officeooo:rsid="001b8d7d" loext:padding="0cm" loext:border="none"/>
    </style:style>
    <style:style style:name="T8" style:family="text">
      <style:text-properties fo:language="tr" fo:country="TR" officeooo:rsid="001c3a2c" loext:padding="0cm" loext:border="none"/>
    </style:style>
    <style:style style:name="T9" style:family="text">
      <style:text-properties fo:language="tr" fo:country="TR" officeooo:rsid="001cc1e0"/>
    </style:style>
    <style:style style:name="T10" style:family="text">
      <style:text-properties fo:language="tr" fo:country="TR" officeooo:rsid="001cc1e0" loext:padding="0cm" loext:border="none"/>
    </style:style>
    <style:style style:name="T11" style:family="text">
      <style:text-properties fo:language="tr" fo:country="TR" fo:font-weight="bold" style:font-weight-asian="bold" style:font-weight-complex="bold"/>
    </style:style>
    <style:style style:name="T12" style:family="text">
      <style:text-properties fo:language="tr" fo:country="TR" fo:font-style="italic" fo:font-weight="bold" style:font-style-asian="italic" style:font-weight-asian="bold" style:font-style-complex="italic" style:font-weight-complex="bold"/>
    </style:style>
    <style:style style:name="T13" style:family="text">
      <style:text-properties fo:language="tr" fo:country="TR" fo:font-style="italic" fo:font-weight="bold" officeooo:rsid="001a05f9" style:font-style-asian="italic" style:font-weight-asian="bold" style:font-style-complex="italic" style:font-weight-complex="bold" loext:padding="0cm" loext:border="none"/>
    </style:style>
    <style:style style:name="T14" style:family="text">
      <style:text-properties fo:language="tr" fo:country="TR" fo:font-style="italic" fo:font-weight="bold" officeooo:rsid="001a1832" style:font-style-asian="italic" style:font-weight-asian="bold" style:font-style-complex="italic" style:font-weight-complex="bold" loext:padding="0cm" loext:border="none"/>
    </style:style>
    <style:style style:name="T15" style:family="text">
      <style:text-properties fo:language="tr" fo:country="TR" fo:font-style="italic" fo:font-weight="bold" officeooo:rsid="001b8d7d" style:font-style-asian="italic" style:font-weight-asian="bold" style:font-style-complex="italic" style:font-weight-complex="bold" loext:padding="0cm" loext:border="none"/>
    </style:style>
    <style:style style:name="T16" style:family="text">
      <style:text-properties fo:language="tr" fo:country="TR" fo:font-style="italic" fo:font-weight="bold" officeooo:rsid="001c3a2c" style:font-style-asian="italic" style:font-weight-asian="bold" style:font-style-complex="italic" style:font-weight-complex="bold" loext:padding="0cm" loext:border="none"/>
    </style:style>
    <style:style style:name="T17" style:family="text">
      <style:text-properties fo:language="tr" fo:country="TR" fo:font-style="italic" fo:font-weight="bold" officeooo:rsid="001cc1e0" style:font-style-asian="italic" style:font-weight-asian="bold" style:font-style-complex="italic" style:font-weight-complex="bold" loext:padding="0cm" loext:border="none"/>
    </style:style>
    <style:style style:name="T18" style:family="text">
      <style:text-properties fo:language="tr" fo:country="TR" fo:font-style="italic" fo:font-weight="bold" style:font-style-asian="italic" style:font-weight-asian="bold" style:font-style-complex="italic" style:font-weight-complex="bold" loext:padding="0cm" loext:border="none"/>
    </style:style>
    <style:style style:name="T19" style:family="text">
      <style:text-properties fo:language="tr" fo:country="TR" fo:font-style="italic" fo:font-weight="bold" officeooo:rsid="0020bd00" style:font-style-asian="italic" style:font-weight-asian="bold" style:font-style-complex="italic" style:font-weight-complex="bold" loext:padding="0cm" loext:border="none"/>
    </style:style>
    <style:style style:name="T20" style:family="text">
      <style:text-properties fo:language="tr" fo:country="TR" fo:font-style="italic" style:font-style-asian="italic" style:font-style-complex="italic"/>
    </style:style>
    <style:style style:name="T21" style:family="text">
      <style:text-properties fo:language="tr" fo:country="TR" officeooo:rsid="0020bd00"/>
    </style:style>
    <style:style style:name="T22" style:family="text">
      <style:text-properties fo:language="tr" fo:country="TR" officeooo:rsid="0020bd00" loext:padding="0cm" loext:border="none"/>
    </style:style>
    <style:style style:name="T23" style:family="text">
      <style:text-properties fo:language="tr" fo:country="TR" officeooo:rsid="002168cd" loext:padding="0cm" loext:border="none"/>
    </style:style>
    <style:style style:name="T24" style:family="text">
      <style:text-properties fo:language="tr" fo:country="TR" officeooo:rsid="0023185a"/>
    </style:style>
    <style:style style:name="T25" style:family="text">
      <style:text-properties fo:language="tr" fo:country="TR" officeooo:rsid="0023185a" loext:padding="0cm" loext:border="none"/>
    </style:style>
    <style:style style:name="T26" style:family="text">
      <style:text-properties fo:language="tr" fo:country="TR" officeooo:rsid="0024f5ea"/>
    </style:style>
    <style:style style:name="T27" style:family="text">
      <style:text-properties fo:language="tr" fo:country="TR" officeooo:rsid="0024f5ea" loext:padding="0cm" loext:border="none"/>
    </style:style>
    <style:style style:name="T28" style:family="text">
      <style:text-properties fo:language="tr" fo:country="TR" style:text-underline-style="solid" style:text-underline-width="auto" style:text-underline-color="font-color"/>
    </style:style>
    <style:style style:name="T29" style:family="text">
      <style:text-properties fo:language="tr" fo:country="TR" style:text-underline-style="solid" style:text-underline-width="auto" style:text-underline-color="font-color" fo:font-weight="bold" style:font-weight-asian="bold" style:font-weight-complex="bold"/>
    </style:style>
    <style:style style:name="T30" style:family="text">
      <style:text-properties fo:language="tr" fo:country="TR" officeooo:rsid="002633a9" loext:padding="0cm" loext:border="none"/>
    </style:style>
    <style:style style:name="T31" style:family="text">
      <style:text-properties loext:padding="0cm" loext:border="none"/>
    </style:style>
    <style:style style:name="T32" style:family="text">
      <style:text-properties fo:font-variant="normal" fo:text-transform="none" fo:color="#000000" style:text-line-through-style="none" style:text-line-through-type="none" style:font-name="Times New Roman1" fo:letter-spacing="normal" fo:language="tr" fo:country="TR" fo:font-style="normal" style:text-underline-style="solid" style:text-underline-width="auto" style:text-underline-color="font-color" fo:font-weight="bold" style:text-blinking="false" loext:padding="0cm" loext:border="none"/>
    </style:style>
    <style:style style:name="T33" style:family="text">
      <style:text-properties fo:font-variant="normal" fo:text-transform="none" fo:color="#000000" style:text-line-through-style="none" style:text-line-through-type="none" style:font-name="Times New Roman1" fo:letter-spacing="normal" fo:language="tr" fo:country="TR" fo:font-style="normal" style:text-underline-style="solid" style:text-underline-width="auto" style:text-underline-color="font-color" fo:font-weight="bold" officeooo:rsid="001cc1e0" style:text-blinking="false" loext:padding="0cm" loext:border="none"/>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19438c" style:font-style-asian="italic" style:font-weight-asian="bold" style:font-style-complex="italic" style:font-weight-complex="bold"/>
    </style:style>
    <style:style style:name="T39" style:family="text">
      <style:text-properties fo:font-style="italic" fo:font-weight="bold" officeooo:rsid="001a05f9" style:font-style-asian="italic" style:font-weight-asian="bold" style:font-style-complex="italic" style:font-weight-complex="bold"/>
    </style:style>
    <style:style style:name="T40" style:family="text">
      <style:text-properties fo:color="#ce181e" fo:font-style="italic" fo:font-weight="bold" style:font-style-asian="italic" style:font-weight-asian="bold" style:font-style-complex="italic" style:font-weight-complex="bold"/>
    </style:style>
    <style:style style:name="T41" style:family="text">
      <style:text-properties fo:color="#ce181e" fo:language="tr" fo:country="TR" fo:font-style="italic" fo:font-weight="bold" officeooo:rsid="001b8d7d" style:font-style-asian="italic" style:font-weight-asian="bold" style:font-style-complex="italic" style:font-weight-complex="bold" loext:padding="0cm" loext:border="none"/>
    </style:style>
    <style:style style:name="T42" style:family="text">
      <style:text-properties fo:color="#ce181e" fo:language="tr" fo:country="TR" fo:font-style="italic" fo:font-weight="bold" officeooo:rsid="001cc1e0" style:font-style-asian="italic" style:font-weight-asian="bold" style:font-style-complex="italic" style:font-weight-complex="bold" loext:padding="0cm" loext:border="none"/>
    </style:style>
    <style:style style:name="T43" style:family="text">
      <style:text-properties fo:font-size="11pt" fo:language="tr" fo:country="TR"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TOK TAKİP SİSTEMİ <text:s/></text:p>
      <text:p text:style-name="P34">KULLANIM VE UYARLAMA SÖZLEŞMESİ</text:p>
      <text:p text:style-name="P35"/>
      <text:p text:style-name="P1"/>
      <text:p text:style-name="P30">1)TARAFLAR</text:p>
      <text:p text:style-name="P30"/>
      <text:p text:style-name="P4"><text:tab/>1.1. <text:span text:style-name="T27">A-Z Bilişim</text:span> Sistemleri</text:p>
      <text:p text:style-name="P1"><text:tab/>1.2.Celal Bayar Üniversitesi</text:p>
      <text:p text:style-name="P1"/>
      <text:p text:style-name="P30">2)TANIMLAR</text:p>
      <text:p text:style-name="P30"/>
      <text:p text:style-name="P2"><text:tab/><text:span text:style-name="T37">2.1. Stok Takip Sistemi:</text:span>Şirketimiz tarafından geliştirilmiş masaüstü tabanlı kullanıcı girişli çalışan üniversitenin öğrenci işleriyle ile ilgili yürüttüğü işlemleri takip eden ve kolaylaştıran yazılımdır.</text:p>
      <text:p text:style-name="P3"><text:tab/></text:p>
      <text:p text:style-name="P3"><text:tab/><text:span text:style-name="T37">2.2. Uyarlama</text:span><text:span text:style-name="T35">:</text:span>Stok Takip Sistemi’nin Celal Bayar Üniversitesinin birimlerinde çalışacak şekilde öğrenci işlemlerinin <text:span text:style-name="T1">uygulanması çalışmasıdır.</text:span> </text:p>
      <text:p text:style-name="P3"><text:span text:style-name="T1"><text:tab/></text:span></text:p>
      <text:p text:style-name="P3"><text:span text:style-name="T1"><text:tab/></text:span><text:span text:style-name="T38">2.3. Kurulum:</text:span>Stok takip sisteminin Celal Bayar Üniversitesinde <text:span text:style-name="T34">(windows tabanlı ve Microsoft SQL Server kullanılarak)</text:span> sunucular üzerinde çalışır hale getirilmesi işlemidir.</text:p>
      <text:p text:style-name="P5"><text:tab/></text:p>
      <text:p text:style-name="P5"><text:tab/><text:span text:style-name="T37">2.4. Veri Transferleri:</text:span>Celal Bayar Üniversitesi’ne ait stok bilgilerinin Stok Takip Sistemi’ne aktarılması işlemidir.</text:p>
      <text:p text:style-name="P5"><text:tab/></text:p>
      <text:p text:style-name="P5"><text:span text:style-name="T36"><text:tab/></text:span><text:span text:style-name="T37">2.5. Eğitim:</text:span>Stok Takip Sistemi’nin düzgün ve kullanışlı çalışabilmesi için Celal Bayar Üniversitesi personelinin geliştirilen uygulama hakkında bilinçlendirilmesi ve kullanım yönteminin öğretilmesi çalışmasıdır.</text:p>
      <text:p text:style-name="P6"/>
      <text:p text:style-name="P6"/>
      <text:p text:style-name="P29">3)KURULUM VE UYARLAMA</text:p>
      <text:p text:style-name="P29"/>
      <text:p text:style-name="P20"><text:span text:style-name="T2"><text:tab/></text:span><text:span text:style-name="T39">3.1. Stok Takip Sisteminin Uyarlanması:</text:span><text:span text:style-name="T2">Celal Bayar Üniversitesi sözleşme kapsamında personel işlemlerini ve stok takip sistemini satın almaktadır.</text:span><text:span text:style-name="T4">Bu kapsamda </text:span><text:span text:style-name="T27">A-Z Bilişim</text:span><text:span text:style-name="T4"> sözleşmenin 2.</text:span><text:span text:style-name="T5">3</text:span><text:span text:style-name="T4">. maddesinde tanımlanan uyarlama çalışmasını tanımlanan </text:span><text:span text:style-name="T5">modüller için yapmak zorundadır.</text:span></text:p>
      <text:p text:style-name="P19"><text:span text:style-name="T5"/></text:p>
      <text:p text:style-name="P7"><text:soft-page-break/><text:span text:style-name="T5"/></text:p>
      <text:p text:style-name="P7"><text:span text:style-name="T5"/></text:p>
      <text:p text:style-name="P7"><text:span text:style-name="T5"/></text:p>
      <text:p text:style-name="P20"><text:span text:style-name="T13"><text:tab/>3.2. Sistem İhtiyaçları:</text:span><text:span text:style-name="T5">Stok Takip Sistemi’nin çalışması için gerekli sistem yapılanması ve bu yapılanmada ihtiyaç duyulan donanım, işletim sistemi ve ek yazılımlar EK-</text:span><text:span text:style-name="T6">1</text:span><text:span text:style-name="T5"> ve EK-</text:span><text:span text:style-name="T6">2</text:span><text:span text:style-name="T5">’de belirlenmiştir .</text:span><text:span text:style-name="T27">A-Z Bilişim </text:span><text:span text:style-name="T6">’in sistemin sorunsuz ve yüksek performanslı çalışabilmesi için</text:span><text:span text:style-name="T5"> </text:span><text:span text:style-name="T6">1</text:span><text:span text:style-name="T5">.000 kullanıcıya kadar </text:span><text:span text:style-name="T6">2</text:span><text:span text:style-name="T5"> yıl boyunca çalışacaktır.</text:span><text:span text:style-name="T6">Uygun görüldüğü takdirde sistemi güncellemek için ekiplerimiz gereksinimlere göre bir düzenleme yapacaktır.</text:span></text:p>
      <text:p text:style-name="P8"><text:span text:style-name="T6"/></text:p>
      <text:p text:style-name="P20"><text:span text:style-name="T14"><text:tab/>3.3. Sistem Kurulumu:</text:span><text:span text:style-name="T6">Stok Takip Sistemi’nin çalışması için gerekli sistem yapılanmasının Celal Bayar Üniversitesi tarafından sağlanmasıdır. </text:span><text:span text:style-name="T27">A-Z Bilişim</text:span><text:span text:style-name="T6"> bu yapılanma sırasında Celal Bayar Üniversitesine danışmanlık yapacaktır.</text:span></text:p>
      <text:p text:style-name="P8"><text:span text:style-name="T5"/></text:p>
      <text:p text:style-name="P20"><text:span text:style-name="T5"><text:tab/></text:span><text:span text:style-name="T13">3.4. Stok Takip Sisteminin Kurulumu:</text:span><text:span text:style-name="T5">Stok Takip Sistemi’nin çalışması için gerekli sistem yapılanmasının sağlanmasından sonra </text:span><text:span text:style-name="T27">A-Z Bilişim</text:span><text:span text:style-name="T5"> tarafından </text:span><text:span text:style-name="T6">7 iş</text:span><text:span text:style-name="T5"> gün</text:span><text:span text:style-name="T6">ü</text:span><text:span text:style-name="T5"> içerisinde gerçekleştirilir. </text:span></text:p>
      <text:p text:style-name="P25"><text:span text:style-name="T5"><text:tab/></text:span></text:p>
      <text:p text:style-name="P16"><text:span text:style-name="T5"><text:tab/></text:span><text:span text:style-name="T13">3.5. Kurulum ve Sonrasında Karşılaşılabilecek Sorunlar ve Çözümü:</text:span><text:span text:style-name="T5"> Stok Takip Sistemi’nin işlevselliği sistem yapılanmasına doğrudan bağlıdır. Bu yapılanmada oluşabilecek aksaklıklar sistemin işleyişinde sorun yaşanmasına neden olabilir.</text:span></text:p>
      <text:p text:style-name="P9"><text:tab/></text:p>
      <text:p text:style-name="P9"><text:tab/><text:span text:style-name="T40">3.5.1.Karşılaşılabilecek Sorunlar</text:span><text:tab/></text:p>
      <text:p text:style-name="P9"/>
      <text:p text:style-name="P18"><text:span text:style-name="T5"><text:tab/><text:tab/></text:span><text:span text:style-name="T13">3.5.1.1. </text:span><text:span text:style-name="T5">Stok Takip Sistemi’nin kurulduğu donanım üzerinde yaşanabilecek hard-disk, sistem bordu, mikro işlemci, silinir bellek, kart ve kart yuvası arızası v.b. olası arızalar.</text:span></text:p>
      <text:p text:style-name="P8"><text:span text:style-name="T5"/></text:p>
      <text:p text:style-name="P18"><text:span text:style-name="T5"><text:tab/><text:tab/></text:span><text:span text:style-name="T13">3.5.1.2. </text:span><text:span text:style-name="T5">Stok Takip Sistemi’nin kurulduğu donanım üzerinde çalışacak işletim sistemi ve veritabanında var olması olası arızalar, hatalar ve yanlış işleyişler. </text:span></text:p>
      <text:p text:style-name="P8"><text:span text:style-name="T5"/></text:p>
      <text:p text:style-name="P18"><text:span text:style-name="T5"><text:tab/><text:tab/></text:span><text:span text:style-name="T13">3.5.1.3</text:span><text:span text:style-name="T5">. Stok Takip Sistemi’nin kurulduğu donanımların birbirleri ve kendilerine erişen kullanıcıların kullandıkları cihazlar ile iletişimlerini sağlayan ağ altyapısında meydana gelebilecek kopmalar, hat hızlarındaki düşüşler ve aşırı yüklenmeler.</text:span></text:p>
      <text:p text:style-name="P8"><text:soft-page-break/><text:span text:style-name="T5"/></text:p>
      <text:p text:style-name="P18"><text:span text:style-name="T5"><text:tab/><text:tab/></text:span><text:span text:style-name="T13">3.5.1.4. </text:span><text:span text:style-name="T5">Stok Takip Sistemi’nin yer aldığı sistem içerinde yaşanabilecek virüs ve benzeri tabanlı çöküşler ve hatalı işleyişler. </text:span></text:p>
      <text:p text:style-name="P17"><text:span text:style-name="T5"><text:tab/><text:tab/></text:span><text:span text:style-name="T13">3.5.1.</text:span><text:span text:style-name="T15">5</text:span><text:span text:style-name="T5">. Stok Takip Sistemi’nin kod yapısındaki yazılımcı, işleyiş ve mantık hataları veya öngörülemeyen boşluklar.</text:span></text:p>
      <text:p text:style-name="P10"><text:span text:style-name="T5"><text:tab/></text:span></text:p>
      <text:p text:style-name="P10"><text:span text:style-name="T5"/></text:p>
      <text:p text:style-name="P10"><text:span text:style-name="T5"/></text:p>
      <text:p text:style-name="P10"><text:span text:style-name="T5"/></text:p>
      <text:p text:style-name="P10"><text:span text:style-name="T5"><text:tab/></text:span><text:span text:style-name="T41">3.5.2.Sorunların Çözümü</text:span></text:p>
      <text:p text:style-name="P10"><text:span text:style-name="T41"/></text:p>
      <text:p text:style-name="P15"><text:span text:style-name="T7"><text:tab/><text:tab/></text:span><text:span text:style-name="T15">3.5.2.1. </text:span><text:span text:style-name="T7">Stok Takip Sistemi’nin kod yapısı ile ilgili sorunların giderilmesinden Stok Takip Sistemi’nin yer aldığı sistemsel yapının işlevselliğinden Celal Bayar Üniversitesi birinci derecede sorumludu</text:span><text:span text:style-name="T8">r.</text:span></text:p>
      <text:p text:style-name="P25"><text:span text:style-name="T16"/></text:p>
      <text:p text:style-name="P20"><text:span text:style-name="T16"><text:tab/><text:tab/>3.5.2.2.</text:span><text:span text:style-name="T8"> </text:span><text:span text:style-name="T27">A-Z Bilişim</text:span><text:span text:style-name="T8">; Stok Takip Sistemi’nin yer aldığı sistemin işlevselliğinin sağlanması ve sürdürülmesi konusunda Celal Bayar Üniversitesi’ne danışmanlık yapacaktır.</text:span></text:p>
      <text:p text:style-name="P25"><text:span text:style-name="T5"><text:s text:c="2"/></text:span></text:p>
      <text:p text:style-name="P20"><text:span text:style-name="T5"><text:tab/><text:tab/></text:span><text:span text:style-name="T13">3.5.2.3. </text:span><text:span text:style-name="T27">A-Z Bilişim</text:span><text:span text:style-name="T5">; Stok Takip Sistemi’nin kurulumu sırasında ve sonrasında Celal Bayar Üniversitesi’nin sisteminde gördüğü açıkları, hatalı işleyişleri ve riskleri Celal Bayar Üniversitesine yazılı olarak bildirecektir. </text:span></text:p>
      <text:p text:style-name="P11"><text:span text:style-name="T5"/></text:p>
      <text:p text:style-name="P20"><text:span text:style-name="T5"><text:tab/><text:tab/></text:span><text:span text:style-name="T13">3.5.2.4.</text:span><text:span text:style-name="T5"> </text:span><text:span text:style-name="T27">A-Z Bilişim</text:span><text:span text:style-name="T5">; Celal Bayar Üniversitesi’nin talebi doğrultusunda, Stok Takip Sistemi’nin işlevselliğini etkileyen ağ altyapısı, işletim sistemi, operasyon altyapısı v.b. alanlarda Celal Bayar Üniversitesi sisteminin yapılanmasından kaynaklanan hataların bulunmasında ve çözümünde bedeli mukabili aktif görev alabilir/alır. </text:span></text:p>
      <text:p text:style-name="P10"><text:span text:style-name="T5"><text:tab/></text:span></text:p>
      <text:p text:style-name="P10"><text:span text:style-name="T5"><text:tab/></text:span></text:p>
      <text:p text:style-name="P10"><text:span text:style-name="T5"><text:tab/></text:span><text:span text:style-name="T42">3.5.3.Çözümsüzlük Durumu</text:span></text:p>
      <text:p text:style-name="P10"><text:span text:style-name="T42"/></text:p>
      <text:p text:style-name="P20"><text:span text:style-name="T5"><text:tab/><text:tab/>Celal Bayar Üniversitesi; ürün kabulünü takip eden 1(bir) yıl içerisinde Stok Takip Sistemi’nin işlevselliğini sağlamada </text:span><text:span text:style-name="T27">A-Z Bilişim</text:span><text:span text:style-name="T5"> aktif görev verdiği halde çözüm elde edemez ise ürün iadesine gidebilir. Bu durumda </text:span><text:span text:style-name="T27">A-Z Bilişim</text:span><text:span text:style-name="T5">, Celal Bayar Üniversitesi’nin ödediği kullanım lisans bedelini, ürünün satın alındığı tarihdeki Euro bedeli karşılığını,ürün </text:span><text:soft-page-break/><text:span text:style-name="T5">iade tarihinden sonraki 1(bir) ay içerisinde Celal Bayar Üniversitesi’ne nakden ve defaten geri öder.</text:span></text:p>
      <text:p text:style-name="P11"><text:span text:style-name="T5"/></text:p>
      <text:p text:style-name="P31"><text:span text:style-name="T4">4)</text:span><text:span text:style-name="T5">V</text:span><text:span text:style-name="T4">eri Transferleri</text:span></text:p>
      <text:p text:style-name="P31"><text:span text:style-name="T4"/></text:p>
      <text:p text:style-name="P20"><text:span text:style-name="T4"><text:tab/></text:span><text:span text:style-name="T18">4.1. Elektronik Veri Transferleri:</text:span><text:span text:style-name="T4">Akademik ve idari birimlerde mevcut yazılımların kullandığı elektronik ortamda (DOS’ta veya Windows’ta, Excell’de, Access’te, MS-SQL’de, Oracle’da veya benzeri ortamlarda) yer alan yapısal veriler </text:span><text:span text:style-name="T27">A-Z Bilişim</text:span><text:span text:style-name="T22"> </text:span><text:span text:style-name="T4">tarafından Stok Takip Sistemine sistemine aktarılacaktır.</text:span></text:p>
      <text:p text:style-name="P44"><text:span text:style-name="T4"><text:tab/></text:span></text:p>
      <text:p text:style-name="P44"><text:span text:style-name="T18"><text:tab/>4.</text:span><text:span text:style-name="T19">2</text:span><text:span text:style-name="T18">. Elektronik Olmayan Veri Transferleri:</text:span><text:span text:style-name="T4">Elektronik ortamda bulunmayan (kağıtta yer alan) veya bir yapı içermeyen (düz yazı formatında) verilerin Stok Takip sistemine girilmesi Celal Bayar Üniversitesi tarafından gerçekleştirilecektir.</text:span></text:p>
      <text:p text:style-name="P44"><text:span text:style-name="T4"><text:tab/></text:span></text:p>
      <text:p text:style-name="P44"><text:span text:style-name="T4"><text:tab/></text:span><text:span text:style-name="T18">4.</text:span><text:span text:style-name="T19">3</text:span><text:span text:style-name="T18">.</text:span><text:span text:style-name="T4"> </text:span><text:span text:style-name="T18">Elektronik Olmayan Veriyi Transfer Süresi:</text:span><text:span text:style-name="T4"> Elektronik ortamda olmayan veri transfer işlemlerinin tamamlanması elektronik veri transfer işlemleri paralelinde neticelendirilecektir. <text:tab/><text:tab/></text:span></text:p>
      <text:p text:style-name="P44"><text:span text:style-name="T4"><text:tab/></text:span></text:p>
      <text:p text:style-name="P44"><text:span text:style-name="T4"><text:tab/></text:span><text:span text:style-name="T18">4.</text:span><text:span text:style-name="T19">4.</text:span><text:span text:style-name="T18"> Elektronik Veri Transferinin Doğruluğu ve Test Edilmesi:</text:span><text:span text:style-name="T4">Elektronik ortamdaki transfer edilecek mevcut verinin doğruluğundan Celal Bayar Üniversitesi, transfer işleminin doğru gerçekleştirilmesinden </text:span><text:span text:style-name="T27">A-Z Bilişim</text:span><text:span text:style-name="T4"> sorumludur.</text:span></text:p>
      <text:p text:style-name="P38"><text:span text:style-name="T21"><text:tab/></text:span><text:span text:style-name="T26">A-Z Bilişim</text:span><text:span text:style-name="T21"> </text:span><text:span text:style-name="T3">tarafından gerçekleştirilen transfer sonrasında, transfer işleminin doğru yapıldığı Celal Bayar Üniversitesi tarafından </text:span><text:span text:style-name="T26">A-Z Bilişim</text:span><text:span text:style-name="T3"> gözetiminde test edilecektir. Bu test sürecinde; Celal Bayar Üniversitesinin tespit ettiği transfer hatalarının düzeltilmesinden </text:span><text:span text:style-name="T26">A-Z Bilişim </text:span><text:span text:style-name="T3">sorumludur.</text:span></text:p>
      <text:p text:style-name="P43"><text:span text:style-name="T4"/></text:p>
      <text:p text:style-name="P13"><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oft-page-break/><text:span text:style-name="T4"/></text:p>
      <text:p text:style-name="P12"><text:span text:style-name="T4"/></text:p>
      <text:p text:style-name="P12"><text:span text:style-name="T32">5. EĞİTİM</text:span></text:p>
      <text:p text:style-name="P20"><text:span text:style-name="T10"><text:tab/></text:span><text:span text:style-name="T4">Stok Takip Sisteminin kullanımı ile ilgili olarak veri transferinin tamamlanmasını müteakip, </text:span><text:span text:style-name="T27">A-Z Bilişim</text:span><text:span text:style-name="T22"> </text:span><text:span text:style-name="T4">iki aşamalı bir eğitim uygulayacaktır. Bu eğitimlerin seviyesi sistem kullanıcılarının yazılım üzerinde her türlü kullanıcı ve yönetim işlemini yapmasına olanak tanıyacak düzeyde olacaktır.</text:span></text:p>
      <text:p text:style-name="P26"><text:span text:style-name="T4"/></text:p>
      <text:p text:style-name="P20"><text:span text:style-name="T10"><text:tab/></text:span><text:span text:style-name="T17">5.1.İlgili Personel Eğitimi: </text:span><text:span text:style-name="T10">İlgili personellerin tamamına eğitim sağlanacaktır. Eğitim süresi en az bir hafta olacak, eğer personel bu süreç sonucunda daha fazla eğitime ihtiyacı olduğunu bildirirse eğitim süresi uzatılacaktır. Programın garanti süresi içinde personel yeni eğitime ihtiyaç duyarsa </text:span><text:span text:style-name="T27">A-Z Bilişim</text:span><text:span text:style-name="T10"> bu eğitimi ücretsiz vermeyi kabul ve taahhüt eder. </text:span></text:p>
      <text:p text:style-name="P21"><text:span text:style-name="T10"><text:tab/></text:span></text:p>
      <text:p text:style-name="P21"><text:span text:style-name="T10"><text:tab/></text:span><text:span text:style-name="T17">5.2. Eğitim Yeri :</text:span><text:span text:style-name="T10"> Eğitim yeri Celal Bayar Üniversitesi tarafından belirlenecek ve sağlanacaktır. </text:span></text:p>
      <text:p text:style-name="P26"><text:span text:style-name="T10"/></text:p>
      <text:p text:style-name="P14"><text:span text:style-name="T10"><text:tab/></text:span><text:span text:style-name="T17">5.3. Eğitim Meteryalleri :</text:span><text:span text:style-name="T10">Eğitim için hazırlanan kullanıcı dokümanları masaüstü tabanlı bir yapı üzerinden kullanıcılara açılacaktır. </text:span></text:p>
      <text:p text:style-name="P10"><text:span text:style-name="T10"/></text:p>
      <text:p text:style-name="P10"><text:span text:style-name="T10"/></text:p>
      <text:p text:style-name="P10"><text:span text:style-name="T33">6. TESLİMAT</text:span></text:p>
      <text:p text:style-name="P10"><text:span text:style-name="T33"/></text:p>
      <text:p text:style-name="P20"><text:span text:style-name="T10"><text:tab/></text:span><text:span text:style-name="T17">6.1. Ürün Teslimi :</text:span><text:span text:style-name="T27">A-Z Bilişim</text:span><text:span text:style-name="T10">, Meslek Yüksek Okulları, Fakülteler ve Enstitüler için sisteminin kurulumunun tamamlandığını ve elektronik veri transferlerinin yapılmış olduğunu Celal Bayar Üniversitesi’ne sözleşme metninin imza tarihine müteakip 1 ay içerisinde yazılı olarak bildirecektir.</text:span></text:p>
      <text:p text:style-name="P21"><text:span text:style-name="T10"/></text:p>
      <text:p text:style-name="P22"><text:span text:style-name="T10"><text:tab/></text:span><text:span text:style-name="T17">6.2.1 Ürün Testi :</text:span><text:span text:style-name="T10">Ürün teslimi bildirimin sonucunda Celal Bayar Üniversitesi Ek-D de belirtilen tüm fonksiyon ve ekranları çalıştırıp test edecek ve onaylayacaktır.</text:span></text:p>
      <text:p text:style-name="P27"><text:span text:style-name="T10"><text:s/></text:span></text:p>
      <text:p text:style-name="P22"><text:span text:style-name="T10"><text:tab/></text:span><text:span text:style-name="T17">6.2.2 Ürün Kabulü: </text:span><text:span text:style-name="T10">Celal Bayar Üniversitesi’nin Stok Takip sisteminin ;Madde 3,4 te belirtilen kurulumu, Madde 4.1 de belirtilen Elektronik Veri Transferi , Madde 5.1 de belirtilen eğitimi kapsayan çalışmaların tamamlandığını ve Madde 6.2.1 de belirtilen şekliyle ekranların test işlemini onaylamasıyla ürün kabülü yapılacaktır.</text:span></text:p>
      <text:p text:style-name="P27"><text:soft-page-break/><text:span text:style-name="T10"><text:s/></text:span></text:p>
      <text:p text:style-name="P20"><text:span text:style-name="T10"><text:tab/></text:span><text:span text:style-name="T17">6.3. Kabul Süresi :</text:span><text:span text:style-name="T27">A-Z Bilişim </text:span><text:span text:style-name="T10">, Stok Takip Sisteminin ürün teslimini yazılı bildirdikten sonraki 10 iş gün</text:span><text:span text:style-name="T23">ü</text:span><text:span text:style-name="T10">dür. </text:span></text:p>
      <text:p text:style-name="P10"><text:span text:style-name="T10"/></text:p>
      <text:p text:style-name="P10"><text:span text:style-name="T10"/></text:p>
      <text:p text:style-name="P32"><text:span text:style-name="T10">7. DESTEK ve GÜVENLİK</text:span></text:p>
      <text:p text:style-name="P32"><text:span text:style-name="T10"/></text:p>
      <text:p text:style-name="P20"><text:span text:style-name="T10"><text:tab/></text:span><text:span text:style-name="T17">7.1. Destek Süresi </text:span><text:span text:style-name="T10">:</text:span><text:span text:style-name="T27">A-Z Bilişim</text:span><text:span text:style-name="T25">, </text:span><text:span text:style-name="T10">Stok Takip sistemini, Celal Bayar Üniversitesi’nin kabul onayından sonraki 1 (bir) yıl süre ile ücretsiz destekleyecektir. 1 (bir) yıldan sonra bu hizmet süresi Celal Bayar Üniversitesi’nin talebi doğrultusunda uzatılır.</text:span></text:p>
      <text:p text:style-name="P20"><text:span text:style-name="T10"/></text:p>
      <text:p text:style-name="P20"><text:span text:style-name="T10"><text:tab/></text:span><text:span text:style-name="T17">7.2. Destek Kapsamı :</text:span><text:span text:style-name="T10"> Stok Takip Sisteminin içerebileceği tüm yazılım hataları ve hatalı işleyişlerin en kısa süre zarfında düzeltilmesi ile Stok Takip sisteminin Celal Bayar Üniversitesi tarafından satın alınan modülleri ile ilgili </text:span><text:span text:style-name="T27">A-Z Bilişim</text:span><text:span text:style-name="T25"> </text:span><text:span text:style-name="T10">tarafından gerçekleştirilecek yenilikleri kapsamaktadır. Bu yenilikler, Celal Bayar Üniversitesi’nin öğrenci işleri fonksiyonlarını yerine getirmesine engel olabilecek kurum içi ve kurum dışı mevzuat, yönetmelik ve yönerge değişikliklerini de kapsamaktadır. </text:span></text:p>
      <text:p text:style-name="P28"><text:span text:style-name="T10"/></text:p>
      <text:p text:style-name="P20"><text:span text:style-name="T10"><text:tab/></text:span><text:span text:style-name="T17">7.3. Destek Şekli ve Zamanlama :</text:span><text:span text:style-name="T27">A-Z Bilişim</text:span><text:span text:style-name="T10">, Celal Bayar Üniversitesi’nin mail ve telefon yoluyla arıza bildirimini takip eden 3(üç) saat içerisinde, doğal afet ve benzeri kitlesel engelleyici etkenler dışında; telefon, internetten erişim veya yerinde destek yöntemlerinden, Celal Bayar Üniversitesi’nin ihtiyacına ve problemin şekline en uygun müdahalenin karşılıklı mutabakatla belirlenmesi ile ilk müdahaleyi gerçekleştirecektir. </text:span><text:span text:style-name="T27">A-Z Bilişim</text:span><text:span text:style-name="T25"> i</text:span><text:span text:style-name="T10">lk 3 saat içinde müdahale etmezse , geciken her saat için 100 Euro tazminat ödeyecektir. Süresi içinde müdahale edilipte, 24 saat içinde arızanın giderilememesi </text:span><text:span text:style-name="T25">halinde </text:span><text:span text:style-name="T27">A-Z Bilişim</text:span><text:span text:style-name="T10"> her saat başına 10 Euro tazminat ödeyecektir.</text:span></text:p>
      <text:p text:style-name="P42"><text:span text:style-name="T3"><text:tab/>İş bu tazminat tutarı 7 gün içinde Üniversiteye nakden ödenir veya </text:span><text:span text:style-name="T26">A-Z Bilişim</text:span><text:span text:style-name="T3">’</text:span><text:span text:style-name="T24">in</text:span><text:span text:style-name="T3"> alacağından mahsup edilir.</text:span></text:p>
      <text:p text:style-name="P24"><text:span text:style-name="T10"><text:tab/></text:span></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8"><text:span text:style-name="T10"/></text:p>
      <text:p text:style-name="P20"><text:soft-page-break/><text:span text:style-name="T10"><text:tab/></text:span><text:span text:style-name="T17">7.4. Güvenlik :</text:span><text:span text:style-name="T10">Stok Takip sisteminin kullanımı ile oluşacak veriler Celal Bayar Üniversitesi için hayati öneme sahiptir. Stok Takip sisteminin güvenliği için gerekli sistem yapılanması </text:span><text:span text:style-name="T27">A-Z Bilişim</text:span><text:span text:style-name="T25"> </text:span><text:span text:style-name="T10">tarafından EK-B ve EK-C’de tanımlanmıştır.</text:span><text:span text:style-name="T27">A-Z Bilişim </text:span><text:span text:style-name="T10">; Celal Bayar Üniversitesi’nin bu yapılanmaya uyup uymadığını belirli periyotlarla inceler ve bu yapılanmada gördüğü eksiklikleri değiştirilmesi için yazılı olarak Celal Bayar Üniversitesi’ne bildirir.</text:span><text:span text:style-name="T27">A-Z Bilişim </text:span><text:span text:style-name="T10">; EK-B ve EK-C’de tanımlanan sistem yapısında güvenliği artırmaya dönük değişikliğe gidebilir. Bu değişiklikler Celal Bayar Üniversitesine yazılı olarak bildirilir ve Celal Bayar Üniversitesi tarafından uygulanır.</text:span></text:p>
      <text:p text:style-name="P24"><text:span text:style-name="T10"/></text:p>
      <text:p text:style-name="P24"><text:span text:style-name="T10"/></text:p>
      <text:p text:style-name="P24"><text:span text:style-name="T33">8. LİSANSLAMA</text:span></text:p>
      <text:p text:style-name="P23"><text:span text:style-name="T10"><text:tab/></text:span><text:span text:style-name="T17">8.1.</text:span><text:span text:style-name="T10">Celal Bayar Üniversitesi, Stok Takip sisteminin 1000 kullanıcı lisansına süresiz sahip olacaktır.İlerleyen yıllarda Celal Bayar Üniversitesi ‘nin kullanıcı sayısının 1000 ‘nin üzerine çıkması durumunda lisans bedeli için aşağıda belirtilen farkları ödeyecektir.Üniversiteden ilişiği kesilen sistemler kullanıcı tanımı dışındadır.Kullanıcılar Celal Bayar Üniversitesi’nin aktif sistem kullanıcılarıdır. </text:span></text:p>
      <text:p text:style-name="P24"><text:span text:style-name="T10"/></text:p>
      <text:p text:style-name="P23"><text:span text:style-name="T10"/></text:p>
      <text:p text:style-name="P20"><text:span text:style-name="T10"><text:tab/></text:span><text:span text:style-name="T17">8.2.</text:span><text:span text:style-name="T27">A-Z Bilişim </text:span><text:span text:style-name="T10">,Stok Takip Sisteminin üreticisi, tüm fikri ve mülki haklarının sahibidir.</text:span></text:p>
      <text:p text:style-name="P20"><text:span text:style-name="T10"/></text:p>
      <text:p text:style-name="P20"><text:span text:style-name="T10"><text:tab/></text:span><text:span text:style-name="T17">8.3</text:span><text:span text:style-name="T10">.Celal Bayar Üniversitesi, </text:span><text:span text:style-name="T27">A-Z Bilişim’in</text:span><text:span text:style-name="T10"> Stok Takip sistemi için verdiği kullanıcı lisansı ile mevcut uygulamaları değiştiremez ve yeni uygulamalar geliştiremez.</text:span></text:p>
      <text:p text:style-name="P20"><text:span text:style-name="T10"/></text:p>
      <text:p text:style-name="P20"><text:span text:style-name="T17"><text:tab/>8.4.</text:span><text:span text:style-name="T10"> </text:span><text:span text:style-name="T27">A-Z Bilişim</text:span><text:span text:style-name="T25"> </text:span><text:span text:style-name="T10">tarafından verilen Stok Takip sistemi kullanıcı lisans hakları üçüncü şahıslara kullandırılamaz, kiralanamaz ve devredilemez.</text:span></text:p>
      <text:p text:style-name="P24"><text:span text:style-name="T10"/></text:p>
      <text:p text:style-name="P24"><text:span text:style-name="T10"/></text:p>
      <text:p text:style-name="P24"><text:span text:style-name="T33">9. GİZLİLİK</text:span></text:p>
      <text:p text:style-name="P24"><text:span text:style-name="T33"/></text:p>
      <text:p text:style-name="P23"><text:span text:style-name="T10"><text:tab/></text:span><text:span text:style-name="T17">9.1.</text:span><text:span text:style-name="T10">Taraflar sözleşmenin devamı süresince, taraflar ile ilgili olarak öğrenilecek bilgileri GİZLİ bilgi olarak kabul etmişlerdir. Gizli bilgiler, gerekçesi ne olursa olsun üçüncü kişilere açıklanamaz.</text:span></text:p>
      <text:p text:style-name="P41"/>
      <text:p text:style-name="P41"/>
      <text:p text:style-name="P37"><text:soft-page-break/><text:span text:style-name="T12"><text:tab/>9.2</text:span><text:span text:style-name="T3">.Taraflar sözleşmenin devamı süresince ve sonrasında diğer tarafın yazılı onayı olmadıkça aşağıda belirtilen gizli bilgileri gerekçesi ne olursa olsun üçüncü kişilere açıklayamaz, doğrudan yada dolaylı bilgi aktaramaz.</text:span></text:p>
      <text:p text:style-name="P40"><text:span text:style-name="T3"/></text:p>
      <text:p text:style-name="P48"><text:span text:style-name="T12">9.2.1.</text:span><text:span text:style-name="T3">Fikri hakları (Telif Hukuku, Endüstriyel Tasarımlar Patent Mevzuatı, Marka Mevzuatı ve diğer Fikri Mevzuattan doğan haklar) </text:span><text:span text:style-name="T26">A-Z Bilişim’e</text:span><text:span text:style-name="T24"> </text:span><text:span text:style-name="T3">veya temsilcisi olduğu firmalara ait olan ve alenileşmemiş, tasarımlar, kavramlar, teknikler, iş akışları, metodlar, sistemler, dizaynlar, devreler, formüller, deneysel çalışmalar, yazılımların kaynak kodları, veritabanı yapısı veya know-how ile ilgili sırları.</text:span></text:p>
      <text:p text:style-name="P47"/>
      <text:p text:style-name="P47"><text:span text:style-name="T12">9.2.2. </text:span><text:span text:style-name="T3">Üniversitenin iç yapısı, organizasyonu, ticari, hukuki veya işletmeye yönelik bilgileri veya know-how ile ilgili sırları</text:span></text:p>
      <text:p text:style-name="P37"/>
      <text:p text:style-name="P47"><text:span text:style-name="T12">9.2.3. </text:span><text:span text:style-name="T3">Üniversiteye kayıtlı veya üniversiteyle herhangi bir sebeple ilişkili tüm öğrenci bilgileri</text:span></text:p>
      <text:p text:style-name="P47"><text:span text:style-name="T3"/></text:p>
      <text:p text:style-name="P47"><text:span text:style-name="T12">9.3.</text:span><text:span text:style-name="T3"> Taraflar sözleşmenin herhangi bir sebepten sona ermesi hallerinde dahi 3 (üç) yıl süre ile gizlilik hükmüne uymakla yükümlüdür.</text:span></text:p>
      <text:p text:style-name="P47"><text:span text:style-name="T3"/></text:p>
      <text:p text:style-name="P36"><text:span text:style-name="T9">10. SÖZLEŞME BEDELİ VE ÖDEME</text:span></text:p>
      <text:p text:style-name="P37"/>
      <text:p text:style-name="P41"><text:span text:style-name="T3"><text:tab/></text:span><text:span text:style-name="T12">10.1.</text:span><text:span text:style-name="T3"> Stok Takip Sisteminin Celal Baya</text:span><text:span text:style-name="T24">r </text:span><text:span text:style-name="T3">Üniversitesi için 1.000 kullanıcılı lisans bedeli 50.000 EURO + KDV’dir. Sözleşme kapsamında eğitimler, veri transferleri ve uyarlama çalışmaları ile tanımı sözleşmenin 7. maddesinde yapılan destek hizmeti verilecektir. Ödemelerin TL yapılması durumunda Merkez Bankası döviz satış kuru esas alınacaktır.</text:span></text:p>
      <text:p text:style-name="P41"/>
      <text:p text:style-name="P42"><text:span text:style-name="T3"><text:tab/></text:span><text:span text:style-name="T12">10.2.</text:span><text:span text:style-name="T3"> Celal Baya</text:span><text:span text:style-name="T24">r </text:span><text:span text:style-name="T3">Üniversitesi, madde 10.1.’de tanımlanan sözleşme bedelinin %30’unu sözleşme tarihinde </text:span><text:span text:style-name="T26">A-Z Bilişim</text:span><text:span text:style-name="T24">’e </text:span><text:span text:style-name="T3">nakden öder.Ürünün kabul edilmemesi halinde peşin olarak ödenen bedel 7 gün </text:span><text:soft-page-break/><text:span text:style-name="T3">içerisinde ihtara gerek olmaksızın Celal Bayar Üniversitesine iade edilecektir.</text:span></text:p>
      <text:p text:style-name="P41"/>
      <text:p text:style-name="P42"><text:span text:style-name="T12"><text:tab/>10.3.</text:span><text:span text:style-name="T3"> Kalan miktar ise Celal Bayar Üniversitesi’nin madde 6.2 ‘de tanımlanan ürün kabülünü yapmasının ardından </text:span><text:span text:style-name="T26">A-Z Bilişim</text:span><text:span text:style-name="T24">’e </text:span><text:span text:style-name="T3">5 eşit aylık taksitle ödenir.</text:span></text:p>
      <text:p text:style-name="P41"/>
      <text:p text:style-name="P41"><text:span text:style-name="T12"><text:tab/>10.4. </text:span><text:span text:style-name="T3">Stok Takip sisteminin bir yıllık ücretsiz destek süresi sona erdikten sonra tanımı sözleşmenin 7. maddesinde yapılan destek hizmeti her defasında Stok Takip Sistemi kullanıcı lisans bedelinin 10.000 kullanıcıya kadar %15’i karşılığında 1(bir)’er yıllık evreler halinde uzatılır. Bu sözleşmenin 7.3 maddesi hükümleri iş bu maddede belirtilen destek hizmet süresince de geçerli olacaktır.</text:span></text:p>
      <text:p text:style-name="P37"/>
      <text:p text:style-name="P39"><text:span text:style-name="T3">11. SÖZLEŞMENİN SONA ERMESİ</text:span></text:p>
      <text:p text:style-name="P37"/>
      <text:p text:style-name="P38"><text:span text:style-name="T3"><text:tab/>Bu sözleşmenin devam ettiği süre zarfında </text:span><text:span text:style-name="T26">A-Z Bilişim</text:span><text:span text:style-name="T3"> firmasının iflas etmesi veya herhangi bir sebeple yazılım geliştirme ve destekleme faaliyetlerine devam edememesi durumunda, Stok Takip programına ait tüm kaynak kodlarını ve kodla ilgili dökümantasyonu Celal Bayar Üniversitesine hiçbir ücret talep etmeden devretmeyi kabul ve taahhüt eder.</text:span></text:p>
      <text:p text:style-name="P37"/>
      <text:p text:style-name="P39"><text:span text:style-name="T3">12. TEBLİGAT</text:span></text:p>
      <text:p text:style-name="P37"/>
      <text:p text:style-name="P37"><text:span text:style-name="T3"><text:tab/>İşbu sözleşmenin uygulanması süresince tarafların bildirim ve tebligat için kullanacakları isim ve adresler sözleşmenin 1. maddesinde yer alan taraflar kısmında tanımlanmıştır. Tanımlanan adreslere tebligat ve teslimler, yetkili imza karşılığında elden veya taahhütlü posta ile veya</text:span></text:p>
      <text:p text:style-name="P37"><text:span text:style-name="T3">daha sonra aslının aynı şekilde tebliğ edilmesi koşuluyla faks ile yapılacaktır. Taraflar bu isim ve adreslerde vaki olacak değişiklikleri diğer Tarafa yazılı olarak bildirmedikleri takdirde,</text:span></text:p>
      <text:p text:style-name="P37"><text:span text:style-name="T3">eski adreslerine yapılacak tebligatların geçerli, usulüne uygun ve kendilerine yapılmış sayılacağını kabul, beyan ve taahhüt eder.</text:span></text:p>
      <text:p text:style-name="P37"><text:soft-page-break/></text:p>
      <text:p text:style-name="P37"/>
      <text:p text:style-name="P39"><text:span text:style-name="T3">13. UYUŞMAZLIKLARIN ÇÖZÜMÜ</text:span></text:p>
      <text:p text:style-name="P37"><text:span text:style-name="T3"/></text:p>
      <text:p text:style-name="P37"><text:span text:style-name="T3"><text:tab/>İşbu sözleşme ve uygulanması sebebiyle ortaya çıkabilecek her türlü uyuşmazlığı Taraflar öncelikle kendi aralarında ve sulhen halletme yoluna gideceklerdir. Uyuşmazlığın kendi aralarında giderilmesinin mümkün olmadığı durumlarda, Bilişim vakfı veya benzeri bir kuruluşça oluşturulacak hakem heyetine başvuracaklardır.</text:span></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33"><text:span text:style-name="T4">T.C. Celal Bayar Üniversitesi </text:span><text:span text:style-name="T30">A-Z </text:span><text:span text:style-name="T4">Bilişim Teknolojileri San.veTic.Ltd. Şti</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Times New Roman_MSFontService',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20:18:01.496000000</meta:creation-date>
    <dc:date>2018-12-26T22:53:23.024000000</dc:date>
    <meta:editing-duration>PT3M15S</meta:editing-duration>
    <meta:editing-cycles>1</meta:editing-cycles>
    <meta:document-statistic meta:table-count="0" meta:image-count="0" meta:object-count="0" meta:page-count="10" meta:paragraph-count="95" meta:word-count="1775" meta:character-count="14624" meta:non-whitespace-character-count="12824"/>
    <meta:generator>LibreOffice/6.0.1.1$Windows_X86_64 LibreOffice_project/60bfb1526849283ce2491346ed2aa51c465abfe6</meta:generator>
  </office:meta>
</office:document-meta>
</file>